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15%"/>
      <style:text-properties style:font-name="Chilanka" fo:font-style="normal" fo:font-weight="bold" style:font-style-asian="normal" style:font-weight-asian="bold" style:font-style-complex="normal" style:font-weight-complex="bold"/>
    </style:style>
    <style:style style:name="P2" style:family="paragraph" style:parent-style-name="Standard" style:list-style-name="L1">
      <style:paragraph-properties fo:line-height="115%"/>
      <style:text-properties style:font-name="Chilanka" fo:font-style="normal" fo:font-weight="bold" style:font-style-asian="normal" style:font-weight-asian="bold" style:font-style-complex="normal" style:font-weight-complex="bold"/>
    </style:style>
    <style:style style:name="P3" style:family="paragraph" style:parent-style-name="Standard">
      <style:paragraph-properties fo:line-height="115%"/>
      <style:text-properties fo:color="#111111" style:font-name="Chilanka" fo:font-style="normal" fo:font-weight="bold" style:font-style-asian="normal" style:font-weight-asian="bold" style:font-style-complex="normal" style:font-weight-complex="bold"/>
    </style:style>
    <style:style style:name="P4" style:family="paragraph" style:parent-style-name="Standard" style:list-style-name="L1">
      <style:paragraph-properties fo:line-height="115%"/>
    </style:style>
    <style:style style:name="P5" style:family="paragraph" style:list-style-name="L1">
      <style:paragraph-properties fo:line-height="115%"/>
      <style:text-properties fo:color="#111111" style:font-name="Chilanka" fo:font-style="normal" fo:font-weight="bold" style:font-style-asian="normal" style:font-weight-asian="bold" style:font-style-complex="normal" style:font-weight-complex="bold"/>
    </style:style>
    <style:style style:name="P6" style:family="paragraph" style:list-style-name="L1">
      <style:paragraph-properties fo:line-height="115%"/>
    </style:style>
    <style:style style:name="P7" style:family="paragraph" style:parent-style-name="Text_20_body">
      <style:text-properties officeooo:paragraph-rsid="0008557f"/>
    </style:style>
    <style:style style:name="P8" style:family="paragraph" style:parent-style-name="Text_20_body" style:list-style-name="L6">
      <style:text-properties officeooo:paragraph-rsid="0009f25d"/>
    </style:style>
    <style:style style:name="P9" style:family="paragraph" style:parent-style-name="Text_20_body">
      <style:paragraph-properties fo:line-height="115%"/>
      <style:text-properties style:font-name="Chilanka" fo:font-style="normal" fo:font-weight="bold" style:font-style-asian="normal" style:font-weight-asian="bold" style:font-style-complex="normal" style:font-weight-complex="bold"/>
    </style:style>
    <style:style style:name="P10" style:family="paragraph" style:parent-style-name="Text_20_body">
      <style:paragraph-properties fo:line-height="115%"/>
      <style:text-properties style:font-name="Chilanka" fo:font-style="normal" fo:font-weight="bold" officeooo:paragraph-rsid="0008557f" style:font-style-asian="normal" style:font-weight-asian="bold" style:font-style-complex="normal" style:font-weight-complex="bold"/>
    </style:style>
    <style:style style:name="P11" style:family="paragraph" style:parent-style-name="Text_20_body" style:list-style-name="L3">
      <style:paragraph-properties fo:line-height="115%"/>
      <style:text-properties style:font-name="Chilanka" fo:font-style="normal" fo:font-weight="bold" officeooo:paragraph-rsid="0008557f" style:font-style-asian="normal" style:font-weight-asian="bold" style:font-style-complex="normal" style:font-weight-complex="bold"/>
    </style:style>
    <style:style style:name="P12" style:family="paragraph" style:parent-style-name="Text_20_body" style:list-style-name="L5">
      <style:paragraph-properties fo:line-height="115%"/>
      <style:text-properties style:font-name="Chilanka" fo:font-style="normal" fo:font-weight="bold" officeooo:paragraph-rsid="0008557f" style:font-style-asian="normal" style:font-weight-asian="bold" style:font-style-complex="normal" style:font-weight-complex="bold"/>
    </style:style>
    <style:style style:name="P13" style:family="paragraph" style:parent-style-name="Heading_20_1">
      <style:paragraph-properties fo:line-height="115%"/>
      <style:text-properties style:font-name="Chilanka" fo:font-style="normal" fo:font-weight="bold" style:font-style-asian="normal" style:font-weight-asian="bold" style:font-style-complex="normal" style:font-weight-complex="bold"/>
    </style:style>
    <style:style style:name="P14" style:family="paragraph" style:parent-style-name="Heading_20_1">
      <style:paragraph-properties fo:line-height="115%"/>
      <style:text-properties style:font-name="Chilanka" fo:font-style="normal" fo:font-weight="bold" officeooo:paragraph-rsid="0008557f" style:font-style-asian="normal" style:font-weight-asian="bold" style:font-style-complex="normal" style:font-weight-complex="bold"/>
    </style:style>
    <style:style style:name="P15" style:family="paragraph" style:parent-style-name="Heading_20_1">
      <style:paragraph-properties fo:line-height="115%"/>
      <style:text-properties style:font-name="Chilanka" fo:font-style="normal" fo:font-weight="bold" officeooo:paragraph-rsid="0009f25d" style:font-style-asian="normal" style:font-weight-asian="bold" style:font-style-complex="normal" style:font-weight-complex="bold"/>
    </style:style>
    <style:style style:name="P16" style:family="paragraph" style:parent-style-name="Heading_20_3" style:list-style-name="L6">
      <style:paragraph-properties fo:line-height="115%"/>
      <style:text-properties style:font-name="Chilanka" fo:font-style="normal" fo:font-weight="bold" officeooo:paragraph-rsid="0009f25d" style:font-style-asian="normal" style:font-weight-asian="bold" style:font-style-complex="normal" style:font-weight-complex="bold"/>
    </style:style>
    <style:style style:name="T1" style:family="text">
      <style:text-properties fo:language="id" fo:country="ID"/>
    </style:style>
    <style:style style:name="T2" style:family="text">
      <style:text-properties fo:language="id" fo:country="ID" fo:font-weight="bold"/>
    </style:style>
    <style:style style:name="T3" style:family="text">
      <style:text-properties fo:language="id" fo:country="ID" fo:font-weight="bold" officeooo:rsid="0008557f"/>
    </style:style>
    <style:style style:name="T4" style:family="text">
      <style:text-properties fo:language="id" fo:country="ID" fo:font-weight="bold" officeooo:rsid="0009f25d"/>
    </style:style>
    <style:style style:name="T5" style:family="text">
      <style:text-properties fo:language="id" fo:country="ID" officeooo:rsid="0008557f"/>
    </style:style>
    <style:style style:name="T6" style:family="text">
      <style:text-properties fo:language="id" fo:country="ID" officeooo:rsid="0009f25d"/>
    </style:style>
    <style:style style:name="T7" style:family="text">
      <style:text-properties officeooo:rsid="0008557f"/>
    </style:style>
    <style:style style:name="T8" style:family="text">
      <style:text-properties fo:color="#111111"/>
    </style:style>
    <style:style style:name="T9" style:family="text">
      <style:text-properties fo:color="#111111" style:font-name="Chilanka"/>
    </style:style>
    <style:style style:name="T10" style:family="text">
      <style:text-properties fo:color="#111111" style:font-name="Chilanka" fo:font-weight="bold" style:font-weight-asian="bold" style:font-weight-complex="bold"/>
    </style:style>
    <style:style style:name="T11" style:family="text">
      <style:text-properties fo:color="#111111" style:font-name="Chilanka" fo:font-style="italic" style:font-style-asian="italic" style:font-style-complex="italic"/>
    </style:style>
    <style:style style:name="T12" style:family="text">
      <style:text-properties fo:color="#111111" style:font-name="Chilanka" fo:font-style="italic" fo:font-weight="bold" style:font-style-asian="italic" style:font-weight-asian="bold" style:font-style-complex="italic" style:font-weight-complex="bold"/>
    </style:style>
    <style:style style:name="T13" style:family="text">
      <style:text-properties fo:color="#111111" style:font-name="Chilanka" fo:font-style="normal"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 text:name="firstHeading"/><text:span text:style-name="T1">René Descarte</text:span><text:span text:style-name="T5">s <text:s/>( Prolog )</text:span></text:h>
      <text:p text:style-name="P9"><text:span text:style-name="T5"/></text:p>
      <text:list xml:id="list896699164" text:style-name="L1">
        <text:list-item>
          <text:p text:style-name="P4"><text:span text:style-name="T13">René Descartes (</text:span><text:a xlink:type="simple" xlink:href="https://id.wikipedia.org/wiki/Alfabet_Fonetis_Internasional" text:style-name="Internet_20_link" text:visited-style-name="Visited_20_Internet_20_Link">IPA</text:a><text:span text:style-name="T13">: ʀəˈne deˈkaʀt; lahir di </text:span><text:a xlink:type="simple" xlink:href="https://id.wikipedia.org/w/index.php?title=La_Haye&amp;action=edit&amp;redlink=1" text:style-name="Internet_20_link" text:visited-style-name="Visited_20_Internet_20_Link">La Haye</text:a><text:span text:style-name="T13">, </text:span><text:a xlink:type="simple" xlink:href="https://id.wikipedia.org/wiki/Prancis" text:style-name="Internet_20_link" text:visited-style-name="Visited_20_Internet_20_Link">Prancis</text:a><text:span text:style-name="T13">, </text:span><text:a xlink:type="simple" xlink:href="https://id.wikipedia.org/wiki/31_Maret" text:style-name="Internet_20_link" text:visited-style-name="Visited_20_Internet_20_Link">31 Maret</text:a><text:span text:style-name="T13"> </text:span><text:a xlink:type="simple" xlink:href="https://id.wikipedia.org/wiki/1596" text:style-name="Internet_20_link" text:visited-style-name="Visited_20_Internet_20_Link">1596</text:a><text:span text:style-name="T13"> – meninggal di </text:span><text:a xlink:type="simple" xlink:href="https://id.wikipedia.org/wiki/Stockholm" text:style-name="Internet_20_link" text:visited-style-name="Visited_20_Internet_20_Link">Stockholm</text:a><text:span text:style-name="T13">, </text:span><text:a xlink:type="simple" xlink:href="https://id.wikipedia.org/wiki/Swedia" text:style-name="Internet_20_link" text:visited-style-name="Visited_20_Internet_20_Link">Swedia</text:a><text:span text:style-name="T13">, </text:span><text:a xlink:type="simple" xlink:href="https://id.wikipedia.org/wiki/11_Februari" text:style-name="Internet_20_link" text:visited-style-name="Visited_20_Internet_20_Link">11 Februari</text:a><text:span text:style-name="T13"> </text:span><text:a xlink:type="simple" xlink:href="https://id.wikipedia.org/wiki/1650" text:style-name="Internet_20_link" text:visited-style-name="Visited_20_Internet_20_Link">1650</text:a><text:span text:style-name="T13"> pada umur 53 tahun), juga dikenal sebagai Renatus Cartesius dalam literatur ber</text:span><text:a xlink:type="simple" xlink:href="https://id.wikipedia.org/wiki/Bahasa_Latin" text:style-name="Internet_20_link" text:visited-style-name="Visited_20_Internet_20_Link">bahasa Latin</text:a><text:span text:style-name="T13">, merupakan seorang </text:span><text:a xlink:type="simple" xlink:href="https://id.wikipedia.org/wiki/Filsafat" text:style-name="Internet_20_link" text:visited-style-name="Visited_20_Internet_20_Link">filsuf</text:a><text:span text:style-name="T13"> dan </text:span><text:a xlink:type="simple" xlink:href="https://id.wikipedia.org/wiki/Matematikawan" text:style-name="Internet_20_link" text:visited-style-name="Visited_20_Internet_20_Link">matematikawan</text:a><text:span text:style-name="T13"> </text:span><text:a xlink:type="simple" xlink:href="https://id.wikipedia.org/wiki/Prancis" text:style-name="Internet_20_link" text:visited-style-name="Visited_20_Internet_20_Link">Prancis</text:a><text:span text:style-name="T13">. Karyanya yang terpenting ialah Discours de la méthode (1637) dan Meditationes de prima Philosophia (1641). </text:span></text:p>
          <text:p/>
        </text:list-item>
        <text:list-item>
          <text:p text:style-name="P4"><text:span text:style-name="T13">Rene Descartes sering disebut sebagai bapak filsafat modern. Rene Descartes lahir di La Haye Touraine-Prancis dari sebuah keluarga borjuis. Ayah Descartes adalah ketua Parlemen Inggris dan memiliki tanah yang cukup luas (borjuis).Dia bersekolah di Universitas Jesuit di La Fleche dari tahun 1604-1612, yang tampaknya telah memberikan dasar-dasar matematika modern walaupun sebenarnya pendidikan itu bidang hukum. Pada tahun 1612, dia pergi ke Paris, namun kehidupan sosial di sana dia anggap membosankan, dan kemudian dia mengasingkan diri ke daerah terpencil di Prancis untuk menekuni Geometri, nama daerah terpencil itu Faubourg.Tetapi, meletusnya Perang Tiga Puluh Tahun mendorongnya untuk mendaftarkan diri sebagai tentara Bavaria (1619). Di Bavaria inilah selama musim dingin 1619-1620, dia mendapatkan pengalaman yang dituangkannya ke dalam buku Discours de la Methode (Russel, 2007:733). Descartes, kadang dipanggil "Penemu Filsafat Modern" dan "Bapak Matematika Modern", adalah salah satu pemikir paling penting dan berpengaruh dalam sejarah barat modern. Dia menginspirasi generasi filsuf kontemporer dan setelahnya, membawa mereka untuk membentuk apa yang sekarang kita kenal sebagai </text:span><text:a xlink:type="simple" xlink:href="https://id.wikipedia.org/w/index.php?title=Rasionalisme_kontinental&amp;action=edit&amp;redlink=1" text:style-name="Internet_20_link" text:visited-style-name="Visited_20_Internet_20_Link">rasionalisme kontinental</text:a><text:span text:style-name="T13">, sebuah posisi filosofikal pada Eropa abad ke-17 dan 18. </text:span></text:p>
        </text:list-item>
      </text:list>
      <text:p text:style-name="P1"><text:span text:style-name="T8"/></text:p>
      <text:list xml:id="list150909429063519" text:continue-numbering="true" text:style-name="L1">
        <text:list-item>
          <text:p text:style-name="P2"><text:span text:style-name="T8">Sedikitnya ada lima ide Descartes yang punya pengaruh penting terhadap jalan pikiran Eropa: (a) pandangan mekanisnya mengenai alam semesta; (b) sikapnya yang positif terhadap penjajakan ilmiah; (c) tekanan yang, diletakkannya pada penggunaan matematika dalam ilmu pengetahuan; (d) pembelaannya terhadap dasar awal sikap skeptis; dan (e) penitikpusatan perhatian terhadap epistemologi. </text:span></text:p>
        </text:list-item>
      </text:list>
      <text:p text:style-name="P1"><text:span text:style-name="T8"/></text:p>
      <text:p text:style-name="P1"><text:span text:style-name="T8"/></text:p>
      <text:p text:style-name="P3"/>
      <text:h text:style-name="P14" text:outline-level="1"><text:span text:style-name="T1">René Descarte</text:span><text:span text:style-name="T5">s <text:s/>( Pemikiran )</text:span></text:h>
      <text:p text:style-name="P10"><text:span text:style-name="T5"/></text:p>
      <text:list xml:id="list4013976467" text:style-name="L3">
        <text:list-item>
          <text:p text:style-name="P11"><text:span text:style-name="T5">Cagito Ergo Sum, inilah sebuah metode yang dihasilkan oleh Descartes dengan menjunjung tinggi suatu keraguan untuk mengungkap sebuah kebenaran. Ia menyatakan bahwa ketika seseorang bermimpi, dia pun akan mengalami hal yang sama ketika ia dalam keadaan terjaga dari tidurnya (seolah-olah nyata). Jelaslah dalam hal ini, antara bermimpi dengan apa yang dilakukan dikehidupan nyata tidak ada batasan yang jelas dan tegas. Dari hal semacam inilah keraguan Descartes </text:span><text:soft-page-break/><text:span text:style-name="T5">muncul. Dia pun meragukan atas keberadaan dirinya, akan tetapi satu hal yang ia tidak dapat ragukan adalah rasa ragu itu sendiri. Inilah yang menjadi basis filsafat Descartes, yaitu saya ragu maka saya berfikir dan saya berfikir adalah ada. Selain Cagito Ergo Sum (aku berfikir, maka aku ada), karya yang terkenal dari Descartes lainnya adalah Discourse de la Methode dan Meditationes de prima philosophia. Descartes membedakan adanya tiga ide dalam diri manusia, antara lain:</text:span></text:p>
        </text:list-item>
      </text:list>
      <text:p text:style-name="P10"><text:span text:style-name="T5"/></text:p>
      <text:p text:style-name="P10"><text:span text:style-name="T5"/></text:p>
      <text:list xml:id="list56504196" text:style-name="L5">
        <text:list-item>
          <text:p text:style-name="P12">Innate ideas adalah ide atau pemikiran bawaan sejak manusia tersebut dilahirkan.</text:p>
        </text:list-item>
        <text:list-item>
          <text:p text:style-name="P12">Adventitious idea adalah ide yang berasal dari luar diri manusia. </text:p>
        </text:list-item>
        <text:list-item>
          <text:p text:style-name="P12">Factitious idea adalah ide yang dilahirkan oleh fikiran itu sendiri. (Surajiyo.2008:33) </text:p>
        </text:list-item>
      </text:list>
      <text:p text:style-name="P10"><text:span text:style-name="T5"/></text:p>
      <text:p text:style-name="P10"><text:span text:style-name="T5"><text:tab/>Dengan metode Descartes itulah akhirnya memunculkan kembali bahwa segala sesuatu haruslah dipecahkan dengan rasio (rasionalisme). Melalui pembuktian, logika dan analisis berdasarkan fakta-fakta, dari pada melalui dogma, iman maupun ajaran agama. Dari sinilah Descartes memulai era Renaissance dimana akal lebih berpotensi digunakan dari pada hati. </text:span></text:p>
      <text:p text:style-name="P10"><text:span text:style-name="T5"/></text:p>
      <text:h text:style-name="P15" text:outline-level="1"><text:span text:style-name="T5">René Descartes <text:s/>( </text:span><text:span text:style-name="T6">Karya Filsafat </text:span><text:span text:style-name="T5">)</text:span></text:h>
      <text:list xml:id="list2321159279" text:style-name="L6">
        <text:list-item>
          <text:list>
            <text:list-item>
              <text:list>
                <text:list-item>
                  <text:h text:style-name="P16" text:outline-level="3"><text:bookmark text:name="Ontologi_Tuhan_dan_Benda"/><text:span text:style-name="T5">Ontologi Tuhan dan Benda</text:span></text:h>
                </text:list-item>
              </text:list>
            </text:list-item>
          </text:list>
        </text:list-item>
      </text:list>
      <text:p text:style-name="P9">Berangkat dari pembuktiannya bahwa pikiran itu eksis, filsafatnya membuktikan bahwa Tuhan ada dan kemudian membuktikan bahwa benda material ada. </text:p>
      <text:p text:style-name="P9">Descrates mendasarkan akan adanya Tuhan pada prinsip bahwa sebab harus lebih besar, sempurna, baik dari akibat. Dalam pikiran Descrates ia memiliki suatu gagasan tentang Tuhan adalah suatu makhluk sempurna yang tak terhingga. Gagasan tersebut tidak mungkin muncul/disebabkan oleh pengalaman dan pikiran diri sendiri, karena kedua hal tersebut merupakan sesuatu yang tidak sempurna dan dapat diragukan sehingga tidak memenuhi prinsip sebab lebih sempurna dari akibat. Gagasan tentang Tuhan yang ada dalam kepala (sebagai akibat) hanya bisa disebabkan oleh sebuah makhluk sempurna yang menaruhnya dalam pikiran saya, yakni Tuhan. </text:p>
      <text:p text:style-name="P9"/>
      <text:p text:style-name="P9"/>
      <text:p text:style-name="P9"/>
      <text:p text:style-name="P9"/>
      <text:p text:style-name="P9"/>
      <text:p text:style-name="P9"/>
      <text:p text:style-name="P9"><text:soft-page-break/>Setelah membuktikan adanya Tuhan, Descrates membuktikan bahwa benda material itu eksis. Ia menyatakan bahwa Tuhan menciptakan manusia dengan ketidakmampuan untuk membuktikan bahwa benda material itu sejatinya tidak ada. Bahkan Tuhan menciptakan manusia untuk memiliki kecenderungan pemahaman bahwa benda material itu eksis. Apabila pemahaman benda material eksis hanya merupakan sebuah matriks kompleks yang menipu pikiran manusia, itu berarti Tuhan adalah penipu, dan bagi Descrates, penipu ialah ketidaksempurnaan. Padahal Tuhan ialah makhluk yang sempurna, oleh karena itu Tuhan tidak mungkin menipu, sehingga benda material itu pastilah ada. </text:p>
      <text:list xml:id="list150910562967666" text:continue-numbering="true" text:style-name="L6">
        <text:list-item>
          <text:list>
            <text:list-item>
              <text:list>
                <text:list-item>
                  <text:h text:style-name="P16" text:outline-level="3"><text:bookmark text:name="Metafisika"/><text:span text:style-name="T5">Metafisika</text:span></text:h>
                </text:list-item>
              </text:list>
            </text:list-item>
          </text:list>
        </text:list-item>
      </text:list>
      <text:p text:style-name="P9">Bagi Rene Descrates, realitas terdiri dari tiga hal. Yakni benda material yang terbatas (objek-objek fisik seperti meja, kursi, tubuh manusia, dan sebagainya), benda mental-nonmaterial yang terbatas (pikiran dan jiwa manusia), serta benda mental yang tak terbatas (Tuhan). </text:p>
      <text:p text:style-name="P9">Ia juga membedakan antara pikiran manusia dan tubuh fisik manusia. Pembagian ini juga mengantarkannya pada pembagian keilmuan. Realitas material sebagai ranah bagi keilmuan baru yang dibawa Galileo dan Copernicus, realitas mental bagi keilmuan dalam bidang agama, etika, dan sejenisnya. </text:p>
      <text:p text:style-name="P9">Namun, dualismenya ini juga yang kerap kali menjadi kritikan bagi berbagai filsuf lainnya seperti Barkley misalnya. Problem utama dari dualisme tersebut ialah bagaimana pikiran dan tubuh berinteraksi satu sama lainnya. serta terjebak dalam pilihan ekstrem, baginya benda hidup selain manusia (contoh:hewan) tidak memiliki pikiran dan jiwa, sehingga hanya dipandang sebagai bentuk material sama halnya seperti mesin. </text:p>
      <text:list xml:id="list150911329019851" text:continue-numbering="true" text:style-name="L6">
        <text:list-header>
          <text:p text:style-name="P8"><text:span text:style-name="T3"/></text:p>
        </text:list-header>
      </text:list>
      <text:p text:style-name="P7"><text:span text:style-name="T3"/></text:p>
      <text:p text:style-name="P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4:53:01.402525044</meta:creation-date>
    <dc:date>2019-03-19T15:09:09.183251802</dc:date>
    <meta:editing-duration>PT5M7S</meta:editing-duration>
    <meta:editing-cycles>1</meta:editing-cycles>
    <meta:document-statistic meta:table-count="0" meta:image-count="0" meta:object-count="0" meta:page-count="3" meta:paragraph-count="21" meta:word-count="845" meta:character-count="6094" meta:non-whitespace-character-count="5262"/>
    <meta:generator>LibreOffice/6.0.3.2$Linux_x86 LibreOffice_project/00m0$Build-2</meta:generator>
  </office:meta>
</office:document-meta>
</file>